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b25c2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b25c2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يْل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914_3704020042"/><text:span text:style-name="T2">وَاليْلِ إِذَا يَغْشۭيٰ </text:span><text:span text:style-name="T3">(1)</text:span><text:span text:style-name="T2"> وَالنَّهۭارۣ إِذَا تَجَلّۭيٰ </text:span><text:span text:style-name="T3">(2)</text:span><text:span text:style-name="T2"> وَمَا خَلَقَ </text:span><text:span text:style-name="T5">۰</text:span><text:span text:style-name="T2">لذَّكَرَ وَالاُنثۭيٰٓ </text:span><text:span text:style-name="T3">(3)</text:span><text:span text:style-name="T2"> إِنَّ سَعْيَكُمْ لَشَتّۭيٰؐ </text:span><text:span text:style-name="T3">(4)</text:span><text:span text:style-name="T2"> فَأَمَّا مَــنَ اَعْطۭيٰ وَاتَّقۭيٰ </text:span><text:span text:style-name="T3">(5)</text:span><text:span text:style-name="T2"> وَصَدَّقَ بِالْحُسْنۭيٰ </text:span><text:span text:style-name="T3">(6)</text:span><text:span text:style-name="T2"> فَسَنُيَسِّرُهُ„ لِلْيُسْرۭيٰؐ </text:span><text:span text:style-name="T3">(7)</text:span><text:span text:style-name="T2"> وَأَمَّا مَنۢ بَخِلَ وَاسْتَغْنۭيٰ </text:span><text:span text:style-name="T3">(8)</text:span><text:span text:style-name="T2"> وَكَذَّبَ بِالْحُسْنۭيٰ </text:span><text:span text:style-name="T3">(9)</text:span><text:span text:style-name="T2"> فَسَنُيَسِّرُهُ„ لِلْعُسْرۭيٰؐ </text:span><text:span text:style-name="T3">(10)</text:span><text:span text:style-name="T2"> وَمَا يُغْنِى عَنْهُ مَالُهُ; إِذَا تَرَدّۭيٰٓؐ </text:span><text:span text:style-name="T3">(11)</text:span><text:span text:style-name="T2"> إِنَّ عَلَيْنَا لَلْهُدۭيٰ </text:span><text:span text:style-name="T3">(12)</text:span><text:span text:style-name="T2"> وَإِنَّ لَنَا لَلاَخِرَةَ وَالاُولۭيٰؐ </text:span><text:span text:style-name="T3">(13)</text:span><text:span text:style-name="T2"> فَأَنذَرْتُكُمْ نَاراً تَلَظّۭيٰ </text:span><text:span text:style-name="T3">(14)</text:span><text:span text:style-name="T2"> لاَ يَصْلَيٰهَآ إِلاَّ </text:span><text:span text:style-name="T5">۰</text:span><text:span text:style-name="T2">لاَشْقَي </text:span><text:span text:style-name="T3">(15)</text:span><text:span text:style-name="T2"> </text:span><text:span text:style-name="T5">۰ﻟ﮲</text:span><text:span text:style-name="T2"> كَذَّبَ وَتَوَلّۭيٰؐ </text:span><text:span text:style-name="T3">(16)</text:span><text:span text:style-name="T2"> وَسَيُجَنَّبُهَا </text:span><text:span text:style-name="T5">۰</text:span><text:span text:style-name="T2">لاَتْقَي </text:span><text:span text:style-name="T3">(17)</text:span><text:span text:style-name="T2"> </text:span><text:span text:style-name="T5">۰ﻟ﮲</text:span><text:span text:style-name="T2"> يُوتِى مَالَهُ„ يَتَزَكّۭيٰؐ </text:span><text:span text:style-name="T3">(18)</text:span><text:span text:style-name="T2"> وَمَا لَأِحَدٖ عِندَهُ„ مِن نِّعْمَةٍ تُجْزۭيٰٓ </text:span><text:span text:style-name="T3">(19)</text:span><text:span text:style-name="T2"> إِلاَّ "بْتِغَآءَ وَجْهِ رَبِّهِ </text:span><text:span text:style-name="T5">۱</text:span><text:span text:style-name="T2">لاَعْلۭيٰؐ </text:span><text:span text:style-name="T3">(20)</text:span><text:span text:style-name="T2"> وَلَسَوْفَ يَرْضۭيٰ </text:span><text:span text:style-name="T3">(21)</text:span><text:bookmark-end text:name="__DdeLink__1914_37040200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1:07.001785287</meta:creation-date>
    <dc:date>2025-03-06T08:40:46.266564157</dc:date>
    <meta:editing-duration>PT2M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99" meta:character-count="521" meta:non-whitespace-character-count="424"/>
  </office:meta>
</office:document-meta>
</file>